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vertical-align="middle" draw:auto-grow-height="false" fo:min-height="0.749cm" fo:min-width="0.499cm"/>
    </style:style>
    <style:style style:name="gr2" style:family="graphic" style:parent-style-name="standard">
      <style:graphic-properties draw:fill="none" draw:fill-color="#99cc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73cm"/>
    </style:style>
    <style:style style:name="gr4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51cm"/>
    </style:style>
    <style:style style:name="gr7" style:family="graphic" style:parent-style-name="standard">
      <style:graphic-properties draw:stroke="dash" draw:stroke-dash="Fine_20_Dashed_20__28_var_29_" svg:stroke-width="0cm" draw:marker-start="" draw:marker-start-width="0.2cm" draw:marker-end="Line_20_Arrow" draw:marker-end-width="0.3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513cm"/>
    </style:style>
    <style:style style:name="gr12" style:family="graphic" style:parent-style-name="standard">
      <style:graphic-properties draw:stroke="none" svg:stroke-color="#000000" draw:fill="none" draw:fill-color="#ffffff" fo:min-height="0.324cm"/>
    </style:style>
    <style:style style:name="gr13" style:family="graphic" style:parent-style-name="standard">
      <style:graphic-properties draw:stroke="none" svg:stroke-color="#000000" draw:fill="none" draw:fill-color="#ffffff" fo:min-height="0.474cm"/>
    </style:style>
    <style:style style:name="gr14" style:family="graphic" style:parent-style-name="standard">
      <style:graphic-properties draw:stroke="none" svg:stroke-color="#000000" draw:fill="none" draw:fill-color="#ffffff" fo:min-height="0.323cm"/>
    </style:style>
    <style:style style:name="gr15" style:family="graphic" style:parent-style-name="standard">
      <style:graphic-properties draw:stroke="solid" draw:stroke-dash="Fine_20_Dashed" draw:fill="solid" draw:fill-color="#e6e6e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indent="0cm"/>
      <style:text-properties fo:font-size="12pt" fo:font-style="italic"/>
    </style:style>
    <style:style style:name="T1" style:family="text">
      <style:text-properties fo:font-size="12pt"/>
    </style:style>
    <style:style style:name="T2" style:family="text">
      <style:text-properties fo:font-size="12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0.745cm" svg:height="0.745cm" svg:x="4.312cm" svg:y="4.667cm">
          <text:p text:style-name="P4"/>
          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
        </draw:custom-shape>
        <draw:rect draw:style-name="gr2" draw:text-style-name="P3" draw:id="id2" draw:layer="layout" svg:width="6.095cm" svg:height="1.683cm" svg:x="1.837cm" svg:y="5.683cm">
          <text:p text:style-name="P2"><text:span text:style-name="T1">Darstellungsschicht</text:span></text:p>
        </draw:rect>
        <draw:rect draw:style-name="gr2" draw:text-style-name="P3" draw:id="id3" draw:layer="layout" svg:width="6.095cm" svg:height="0.938cm" svg:x="1.837cm" svg:y="8.546cm">
          <text:p text:style-name="P2"><text:span text:style-name="T1">Logikschicht</text:span></text:p>
        </draw:rect>
        <draw:rect draw:style-name="gr2" draw:text-style-name="P3" draw:layer="layout" svg:width="6.095cm" svg:height="0.802cm" svg:x="1.837cm" svg:y="9.747cm">
          <text:p text:style-name="P2"><text:span text:style-name="T1">Persistenzschicht</text:span></text:p>
        </draw:rect>
        <draw:rect draw:style-name="gr2" draw:text-style-name="P3" draw:id="id1" draw:layer="layout" svg:width="6.096cm" svg:height="0.914cm" svg:x="1.837cm" svg:y="3.243cm">
          <text:p text:style-name="P2"><text:span text:style-name="T1">Oberflächenrahmenwerk</text:span></text:p>
        </draw:rect>
        <draw:custom-shape draw:style-name="gr1" draw:text-style-name="P1" draw:layer="layout" svg:width="0.745cm" svg:height="0.746cm" svg:x="4.312cm" svg:y="7.589cm">
          <text:p text:style-name="P4"/>
          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
        </draw:custom-shape>
        <draw:frame draw:style-name="gr3" draw:text-style-name="P5" draw:layer="layout" svg:width="3.604cm" svg:height="0.725cm" svg:x="5.27cm" svg:y="7.566cm">
          <draw:text-box>
            <text:p text:style-name="P4"><text:span text:style-name="T1">Ausnahme</text:span></text:p>
          </draw:text-box>
        </draw:frame>
        <draw:frame draw:style-name="gr3" draw:text-style-name="P5" draw:layer="layout" svg:width="3.45cm" svg:height="0.725cm" svg:x="5.331cm" svg:y="4.71cm">
          <draw:text-box>
            <text:p text:style-name="P4"><text:span text:style-name="T1">Ausnahme</text:span></text:p>
          </draw:text-box>
        </draw:frame>
        <draw:rect draw:style-name="gr4" draw:text-style-name="P1" draw:id="id5" draw:layer="layout" svg:width="8.05cm" svg:height="6.578cm" svg:x="1cm" svg:y="4.396cm">
          <text:p text:style-name="P4"/>
        </draw:rect>
        <draw:connector draw:style-name="gr5" draw:text-style-name="P1" draw:layer="layout" draw:type="curve" svg:x1="1.837cm" svg:y1="3.7cm" svg:x2="1.837cm" svg:y2="6.524cm" draw:start-shape="id1" draw:start-glue-point="3" draw:end-shape="id2" draw:end-glue-point="3">
          <text:p text:style-name="P4"/>
        </draw:connector>
        <draw:connector draw:style-name="gr5" draw:text-style-name="P1" draw:layer="layout" draw:type="curve" svg:x1="1.837cm" svg:y1="6.524cm" svg:x2="1.837cm" svg:y2="9.015cm" draw:start-shape="id2" draw:start-glue-point="3" draw:end-shape="id3">
          <text:p text:style-name="P4"/>
        </draw:connector>
        <draw:frame draw:style-name="gr6" draw:text-style-name="P4" draw:layer="layout" svg:width="2.033cm" svg:height="1.204cm" svg:x="9.046cm" svg:y="5.545cm">
          <draw:text-box>
            <text:p text:style-name="P4"/>
          </draw:text-box>
        </draw:frame>
        <draw:frame draw:style-name="gr3" draw:text-style-name="P5" draw:id="id4" draw:layer="layout" svg:width="4.856cm" svg:height="0.725cm" svg:x="9.044cm" svg:y="6.213cm">
          <draw:text-box>
            <text:p text:style-name="P4"><text:span text:style-name="T1">Anwendungsgrenze</text:span></text:p>
          </draw:text-box>
        </draw:frame>
        <draw:connector draw:style-name="gr7" draw:text-style-name="P1" draw:layer="layout" draw:type="curve" svg:x1="11.472cm" svg:y1="6.938cm" svg:x2="9.05cm" svg:y2="7.685cm" draw:start-shape="id4" draw:start-glue-point="2" draw:end-shape="id5" draw:end-glue-point="1">
          <text:p text:style-name="P4"/>
        </draw:connector>
        <draw:g draw:id="id6">
          <draw:circle draw:style-name="gr8" draw:text-style-name="P1" draw:layer="layout" svg:width="0.846cm" svg:height="0.846cm" svg:x="4.337cm" svg:y="1.1cm">
            <text:p text:style-name="P4"/>
          </draw:circle>
          <draw:line draw:style-name="gr9" draw:text-style-name="P1" draw:layer="layout" svg:x1="4.755cm" svg:y1="1.944cm" svg:x2="4.755cm" svg:y2="2.615cm">
            <text:p text:style-name="P4"/>
          </draw:line>
          <draw:line draw:style-name="gr9" draw:text-style-name="P1" draw:layer="layout" svg:x1="4.276cm" svg:y1="2.315cm" svg:x2="5.243cm" svg:y2="2.315cm">
            <text:p text:style-name="P4"/>
          </draw:line>
          <draw:line draw:style-name="gr9" draw:text-style-name="P1" draw:layer="layout" svg:x1="4.754cm" svg:y1="2.616cm" svg:x2="4.294cm" svg:y2="3.076cm">
            <text:p text:style-name="P4"/>
          </draw:line>
          <draw:line draw:style-name="gr9" draw:text-style-name="P1" draw:layer="layout" svg:x1="4.759cm" svg:y1="2.616cm" svg:x2="5.219cm" svg:y2="3.076cm">
            <text:p text:style-name="P4"/>
          </draw:line>
        </draw:g>
        <draw:connector draw:style-name="gr5" draw:text-style-name="P1" draw:layer="layout" draw:type="curve" svg:x1="7.933cm" svg:y1="3.7cm" svg:x2="5.243cm" svg:y2="2.088cm" draw:start-shape="id1" draw:start-glue-point="1" draw:end-shape="id6" draw:end-glue-point="1">
          <text:p text:style-name="P4"/>
        </draw:connector>
        <draw:frame draw:style-name="gr3" draw:text-style-name="P5" draw:layer="layout" svg:width="3.418cm" svg:height="0.725cm" svg:x="1cm" svg:y="1.438cm">
          <draw:text-box>
            <text:p text:style-name="P4"><text:span text:style-name="T1">Benutzeraktion</text:span></text:p>
          </draw:text-box>
        </draw:frame>
        <draw:frame draw:style-name="gr3" draw:text-style-name="P5" draw:layer="layout" svg:width="5.021cm" svg:height="0.725cm" svg:x="5.694cm" svg:y="1.468cm">
          <draw:text-box>
            <text:p text:style-name="P4"><text:span text:style-name="T1">Ausnahmemelden</text:span></text:p>
          </draw:text-box>
        </draw:frame>
        <draw:g>
          <draw:line draw:style-name="gr10" draw:text-style-name="P1" draw:layer="layout" svg:x1="4.264cm" svg:y1="5.472cm" svg:x2="5.117cm" svg:y2="4.619cm">
            <text:p text:style-name="P4"/>
          </draw:line>
          <draw:line draw:style-name="gr10" draw:text-style-name="P1" draw:layer="layout" svg:x1="4.264cm" svg:y1="4.619cm" svg:x2="5.117cm" svg:y2="5.472cm">
            <text:p text:style-name="P4"/>
          </draw:line>
        </draw:g>
        <draw:frame draw:style-name="gr11" draw:text-style-name="P6" draw:id="id7" draw:layer="layout" svg:width="2.225cm" svg:height="0.763cm" svg:x="6.013cm" svg:y="5.541cm">
          <draw:text-box>
            <text:p text:style-name="P4"><text:span text:style-name="T2">try-catch</text:span></text:p>
          </draw:text-box>
        </draw:frame>
        <draw:connector draw:style-name="gr5" draw:text-style-name="P1" draw:layer="layout" draw:type="curve" svg:x1="8.238cm" svg:y1="5.922cm" svg:x2="7.933cm" svg:y2="3.7cm" draw:start-shape="id7" draw:start-glue-point="1" draw:end-shape="id1" draw:end-glue-point="1">
          <text:p text:style-name="P4"/>
        </draw:connector>
        <draw:connector draw:style-name="gr5" draw:text-style-name="P1" draw:layer="layout" draw:type="curve" svg:x1="4.276cm" svg:y1="2.088cm" svg:x2="1.837cm" svg:y2="3.7cm" draw:start-shape="id6" draw:start-glue-point="3" draw:end-shape="id1" draw:end-glue-point="3">
          <text:p text:style-name="P4"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0.742cm" svg:height="0.742cm" svg:x="4.299cm" svg:y="5.487cm">
          <text:p text:style-name="P4"/>
          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
        </draw:custom-shape>
        <draw:rect draw:style-name="gr2" draw:text-style-name="P3" draw:id="id9" draw:layer="layout" svg:width="6.061cm" svg:height="0.91cm" svg:x="1.832cm" svg:y="6.433cm">
          <text:p text:style-name="P2"><text:span text:style-name="T1">Darstellungsschicht</text:span></text:p>
        </draw:rect>
        <draw:rect draw:style-name="gr2" draw:text-style-name="P3" draw:id="id10" draw:layer="layout" svg:width="6.061cm" svg:height="0.932cm" svg:x="1.832cm" svg:y="8.542cm">
          <text:p text:style-name="P2"><text:span text:style-name="T1">Logikschicht</text:span></text:p>
        </draw:rect>
        <draw:rect draw:style-name="gr2" draw:text-style-name="P3" draw:layer="layout" svg:width="6.061cm" svg:height="0.796cm" svg:x="1.832cm" svg:y="9.737cm">
          <text:p text:style-name="P2"><text:span text:style-name="T1">Persistenzschicht</text:span></text:p>
        </draw:rect>
        <draw:rect draw:style-name="gr2" draw:text-style-name="P3" draw:id="id8" draw:layer="layout" svg:width="6.062cm" svg:height="0.91cm" svg:x="1.832cm" svg:y="3.23cm">
          <text:p text:style-name="P2"><text:span text:style-name="T1">Oberflächenrahmenwerk</text:span></text:p>
        </draw:rect>
        <draw:custom-shape draw:style-name="gr1" draw:text-style-name="P1" draw:layer="layout" svg:width="0.742cm" svg:height="0.742cm" svg:x="4.299cm" svg:y="7.59cm">
          <text:p text:style-name="P4"/>
          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
        </draw:custom-shape>
        <draw:frame draw:style-name="gr12" draw:text-style-name="P5" draw:layer="layout" svg:width="2.564cm" svg:height="0.725cm" svg:x="5.246cm" svg:y="7.765cm">
          <draw:text-box>
            <text:p text:style-name="P4"><text:span text:style-name="T1">Ausnahme</text:span></text:p>
          </draw:text-box>
        </draw:frame>
        <draw:frame draw:style-name="gr12" draw:text-style-name="P5" draw:layer="layout" svg:width="2.727cm" svg:height="0.725cm" svg:x="5.306cm" svg:y="5.623cm">
          <draw:text-box>
            <text:p text:style-name="P4"><text:span text:style-name="T1">Ausnahme</text:span></text:p>
          </draw:text-box>
        </draw:frame>
        <draw:rect draw:style-name="gr4" draw:text-style-name="P1" draw:id="id14" draw:layer="layout" svg:width="7.692cm" svg:height="6.315cm" svg:x="1cm" svg:y="4.427cm">
          <text:p text:style-name="P4"/>
        </draw:rect>
        <draw:connector draw:style-name="gr5" draw:text-style-name="P1" draw:layer="layout" draw:type="curve" svg:x1="1.832cm" svg:y1="3.685cm" svg:x2="1.832cm" svg:y2="6.888cm" draw:start-shape="id8" draw:start-glue-point="3" draw:end-shape="id9" draw:end-glue-point="3">
          <text:p text:style-name="P4"/>
        </draw:connector>
        <draw:connector draw:style-name="gr5" draw:text-style-name="P1" draw:layer="layout" draw:type="curve" svg:x1="1.832cm" svg:y1="6.888cm" svg:x2="1.832cm" svg:y2="9.008cm" draw:start-shape="id9" draw:start-glue-point="3" draw:end-shape="id10">
          <text:p text:style-name="P4"/>
        </draw:connector>
        <draw:frame draw:style-name="gr13" draw:text-style-name="P4" draw:layer="layout" svg:width="2.021cm" svg:height="1.204cm" svg:x="9cm" svg:y="6.353cm">
          <draw:text-box>
            <text:p text:style-name="P4"/>
          </draw:text-box>
        </draw:frame>
        <draw:frame draw:style-name="gr14" draw:text-style-name="P5" draw:id="id13" draw:layer="layout" svg:width="4.613cm" svg:height="0.725cm" svg:x="8.976cm" svg:y="6.259cm">
          <draw:text-box>
            <text:p text:style-name="P4"><text:span text:style-name="T1">Anwendungsgrenze</text:span></text:p>
          </draw:text-box>
        </draw:frame>
        <draw:g draw:id="id11">
          <draw:ellipse draw:style-name="gr8" draw:text-style-name="P1" draw:layer="layout" svg:width="0.842cm" svg:height="0.841cm" svg:x="4.318cm" svg:y="1.1cm">
            <text:p text:style-name="P4"/>
          </draw:ellipse>
          <draw:line draw:style-name="gr9" draw:text-style-name="P1" draw:layer="layout" svg:x1="4.733cm" svg:y1="1.94cm" svg:x2="4.733cm" svg:y2="2.607cm">
            <text:p text:style-name="P4"/>
          </draw:line>
          <draw:line draw:style-name="gr9" draw:text-style-name="P1" draw:layer="layout" svg:x1="4.257cm" svg:y1="2.308cm" svg:x2="5.219cm" svg:y2="2.308cm">
            <text:p text:style-name="P4"/>
          </draw:line>
          <draw:line draw:style-name="gr9" draw:text-style-name="P1" draw:layer="layout" svg:x1="4.734cm" svg:y1="2.608cm" svg:x2="4.276cm" svg:y2="3.066cm">
            <text:p text:style-name="P4"/>
          </draw:line>
          <draw:line draw:style-name="gr9" draw:text-style-name="P1" draw:layer="layout" svg:x1="4.737cm" svg:y1="2.608cm" svg:x2="5.195cm" svg:y2="3.066cm">
            <text:p text:style-name="P4"/>
          </draw:line>
        </draw:g>
        <draw:connector draw:style-name="gr5" draw:text-style-name="P1" draw:layer="layout" draw:type="curve" svg:x1="4.257cm" svg:y1="2.083cm" svg:x2="1.832cm" svg:y2="3.685cm" draw:start-shape="id11" draw:start-glue-point="3" draw:end-shape="id8" draw:end-glue-point="3">
          <text:p text:style-name="P4"/>
        </draw:connector>
        <draw:connector draw:style-name="gr5" draw:text-style-name="P1" draw:layer="layout" draw:type="curve" svg:x1="7.894cm" svg:y1="3.685cm" svg:x2="5.219cm" svg:y2="2.083cm" draw:start-shape="id8" draw:start-glue-point="1" draw:end-shape="id11" draw:end-glue-point="1">
          <text:p text:style-name="P4"/>
        </draw:connector>
        <draw:frame draw:style-name="gr14" draw:text-style-name="P5" draw:layer="layout" svg:width="3.398cm" svg:height="0.725cm" svg:x="1.158cm" svg:y="1.405cm">
          <draw:text-box>
            <text:p text:style-name="P4"><text:span text:style-name="T1">Benutzeraktion</text:span></text:p>
          </draw:text-box>
        </draw:frame>
        <draw:frame draw:style-name="gr12" draw:text-style-name="P5" draw:layer="layout" svg:width="4.139cm" svg:height="0.725cm" svg:x="5.667cm" svg:y="1.465cm">
          <draw:text-box>
            <text:p text:style-name="P4"><text:span text:style-name="T1">Ausnahmemelden</text:span></text:p>
          </draw:text-box>
        </draw:frame>
        <draw:rect draw:style-name="gr15" draw:text-style-name="P3" draw:id="id12" draw:layer="layout" svg:width="6.061cm" svg:height="0.577cm" svg:x="1.832cm" svg:y="4.681cm">
          <text:p text:style-name="P2"><text:span text:style-name="T1">Aspekt</text:span></text:p>
        </draw:rect>
        <draw:connector draw:style-name="gr5" draw:text-style-name="P1" draw:layer="layout" draw:type="curve" svg:x1="7.893cm" svg:y1="4.969cm" svg:x2="7.894cm" svg:y2="3.685cm" draw:start-shape="id12" draw:start-glue-point="1" draw:end-shape="id8" draw:end-glue-point="1">
          <text:p text:style-name="P4"/>
        </draw:connector>
        <draw:frame draw:style-name="gr11" draw:text-style-name="P6" draw:layer="layout" svg:width="2.225cm" svg:height="0.763cm" svg:x="5.803cm" svg:y="4.61cm">
          <draw:text-box>
            <text:p text:style-name="P4"><text:span text:style-name="T2">try-catch</text:span></text:p>
          </draw:text-box>
        </draw:frame>
        <draw:connector draw:style-name="gr7" draw:text-style-name="P1" draw:layer="layout" draw:type="curve" svg:x1="11.282cm" svg:y1="6.984cm" svg:x2="8.692cm" svg:y2="7.584cm" draw:start-shape="id13" draw:start-glue-point="2" draw:end-shape="id14" draw:end-glue-point="1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1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6-21T10:39:40</meta:creation-date>
    <dc:date>2007-06-22T11:23:21</dc:date>
    <meta:print-date>2007-06-21T15:09:41</meta:print-date>
    <dc:language>de-DE</dc:language>
    <meta:editing-cycles>28</meta:editing-cycles>
    <meta:editing-duration>PT4H25M15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